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zedTypeReferen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TypeReferenc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TypeReference.for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zedTypeReference.equals( @ Nullable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zedTypeReference.findParameterizedTypeReferenceSubclass( Class &lt; ? &gt; chi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ameterizedTypeReference.ParameterizedTypeReferenc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TypeReferen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TypeReference.ParameterizedType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